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onaco" svg:font-family="monaco, 'Courier New', Courier, monospace"/>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ijaya" svg:font-family="Vijay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ijaya" fo:font-size="13pt" style:font-size-asian="13pt" style:font-size-complex="13pt"/>
    </style:style>
    <style:style style:name="P2" style:family="paragraph" style:parent-style-name="Standard">
      <style:text-properties fo:font-size="18pt" style:font-size-asian="18pt" style:font-size-complex="18pt"/>
    </style:style>
    <style:style style:name="P3" style:family="paragraph" style:parent-style-name="Standard">
      <style:text-properties fo:font-size="13pt" style:font-size-asian="13pt" style:font-size-complex="13pt"/>
    </style:style>
    <style:style style:name="P4" style:family="paragraph" style:parent-style-name="Standard">
      <style:paragraph-properties fo:margin-left="0cm" fo:margin-right="0cm" style:line-height-at-least="0.318cm" fo:widows="1" fo:text-indent="0cm" style:auto-text-indent="false"/>
    </style:style>
    <style:style style:name="P5" style:family="paragraph" style:parent-style-name="Standard">
      <style:paragraph-properties fo:margin-left="0cm" fo:margin-right="0cm" style:line-height-at-least="0.318cm" fo:widows="1" fo:text-indent="0cm" style:auto-text-indent="false"/>
      <style:text-properties style:font-name="Vijaya" fo:font-size="13pt" style:font-size-asian="13pt" style:font-size-complex="13pt"/>
    </style:style>
    <style:style style:name="P6" style:family="paragraph" style:parent-style-name="Standard">
      <style:paragraph-properties fo:margin-left="0cm" fo:margin-right="0cm" style:line-height-at-least="0.318cm" fo:widows="1" fo:text-indent="0cm" style:auto-text-indent="false"/>
      <style:text-properties fo:font-size="13pt" style:font-size-asian="13pt" style:font-size-complex="13pt"/>
    </style:style>
    <style:style style:name="T1" style:family="text">
      <style:text-properties fo:font-variant="normal" fo:text-transform="none" fo:color="#993333"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style:font-name="monaco" fo:letter-spacing="normal" fo:font-style="normal" fo:font-weight="normal"/>
    </style:style>
    <style:style style:name="T5" style:family="text">
      <style:text-properties fo:font-variant="normal" fo:text-transform="none" fo:color="#000000" style:font-name="Vijaya" fo:letter-spacing="normal" fo:font-style="normal" fo:font-weight="normal"/>
    </style:style>
    <style:style style:name="T6" style:family="text">
      <style:text-properties fo:font-variant="normal" fo:text-transform="none" fo:color="#202020" fo:letter-spacing="normal" fo:font-style="normal" fo:font-weight="normal"/>
    </style:style>
    <style:style style:name="T7" style:family="text">
      <style:text-properties fo:font-variant="normal" fo:text-transform="none" fo:color="#000080" fo:letter-spacing="normal" fo:font-style="normal" fo:font-weight="bold"/>
    </style:style>
    <style:style style:name="T8"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8">Rapport 4ème semaine :</text:span> <text:s text:c="38"/><text:span text:style-name="T8">M'nasri Yasmina</text:span></text:p>
      <text:p text:style-name="P2"/>
      <text:p text:style-name="P2"/>
      <text:p text:style-name="P3">Dans cette séance notre but est de centrer la webcam sur une cible de taille connue et de pouvoir relever les coordonnées en cm d'un point à partir de sa position en pixel.</text:p>
      <text:p text:style-name="P3">Pour cela j'ai téléchargé processing 1-5 qui possède une librairie video et utilise JAVA.</text:p>
      <text:p text:style-name="P3">D'abord j'ai ajouté la librairie OpenCV, en allant sur l'onglet sketch.</text:p>
      <text:p text:style-name="P3">Le dossier OpenCV doit se retrouver dans le sous-dossier « libraries » du dossier processing ( le chemin se trouve en cliquant sur l'onglet mes préférences).</text:p>
      <text:p text:style-name="P3">Cependant en affichant cette librairie cela m'écrit sur l'afficheur:</text:p>
      <text:p text:style-name="P1">import gab.opencv.*;</text:p>
      <text:p text:style-name="P3">Or les codes que l'on a trouvé sur internet utilisent :</text:p>
      <text:p text:style-name="P5"><text:span text:style-name="T1">import</text:span><text:span text:style-name="T2"> </text:span><text:span text:style-name="T3">processing.</text:span><text:span text:style-name="T6">serial</text:span><text:span text:style-name="T3">.</text:span><text:span text:style-name="T7">*;</text:span><text:span text:style-name="T2"> </text:span><text:line-break/><text:span text:style-name="T1">import</text:span><text:span text:style-name="T2"> </text:span><text:span text:style-name="T3">hypermedia.</text:span><text:span text:style-name="T6">video*</text:span> </text:p>
      <text:p text:style-name="P6"/>
      <text:p text:style-name="P6">Processing nous affiche comme erreur « aucune librairie trouvée pour hypermedia.video », on ne comprend pas d'ou vient le problème. On ne sait pas si l'on doit télécharger la bibliothèque OpenCV d'internet et le mettre dans le dossier « librairies » ou dans un autre sous dossier. On pense à modifier les fonctions de ce code pour qu'elles puissent s'adapter à cette librairie ou utiliser la librairie <text:span text:style-name="T5">import processing.video.*</text:span><text:span text:style-name="T4">.</text:span></text:p>
      <text:p text:style-name="P4"><tex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onaco" svg:font-family="monaco, 'Courier New', Courier, monospace"/>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ijaya" svg:font-family="Vijay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 mn</meta:initial-creator>
    <meta:creation-date>2020-01-18T20:38:11.13</meta:creation-date>
    <dc:date>2020-01-18T21:36:33.28</dc:date>
    <dc:creator>me mn</dc:creator>
    <meta:editing-duration>PT27M58S</meta:editing-duration>
    <meta:editing-cycles>4</meta:editing-cycles>
    <meta:generator>OpenOffice/4.1.2$Win32 OpenOffice.org_project/412m3$Build-9782</meta:generator>
    <meta:document-statistic meta:table-count="0" meta:image-count="0" meta:object-count="0" meta:page-count="1" meta:paragraph-count="11" meta:word-count="185" meta:character-count="1191"/>
  </office:meta>
</office:document-meta>
</file>